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32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34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35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36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37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38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39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40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41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4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43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44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45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47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48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49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52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0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61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62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63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7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91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92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93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94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97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9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00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29"><text:soft-page-break/>もくじ</text:p>
      <text:p text:style-name="P4"/>
      <text:list xml:id="list3300777134" text:style-name="L1">
        <text:list-item>
          <text:p text:style-name="P64">ログイン</text:p>
        </text:list-item>
        <text:list-item>
          <text:p text:style-name="P64">終了</text:p>
        </text:list-item>
        <text:list-item>
          <text:p text:style-name="P65">ユーザーの追加</text:p>
        </text:list-item>
        <text:list-item>
          <text:p text:style-name="P66">ユーザーの削除</text:p>
        </text:list-item>
        <text:list-item>
          <text:p text:style-name="P64">ユーザー：ホストの一覧</text:p>
        </text:list-item>
        <text:list-item>
          <text:p text:style-name="P64">データベースの作成</text:p>
        </text:list-item>
        <text:list-item>
          <text:p text:style-name="P64">データベースの削除</text:p>
        </text:list-item>
        <text:list-item>
          <text:p text:style-name="P64">ユーザーに権限を与える</text:p>
        </text:list-item>
        <text:list-item>
          <text:p text:style-name="P64">データベースの指定</text:p>
        </text:list-item>
        <text:list-item>
          <text:p text:style-name="P64">データベース一覧表示</text:p>
        </text:list-item>
        <text:list-item>
          <text:p text:style-name="P64">テーブル一覧表示</text:p>
        </text:list-item>
        <text:list-item>
          <text:p text:style-name="P68">SQLのルール</text:p>
        </text:list-item>
        <text:list-item>
          <text:p text:style-name="P68">テーブルの作成</text:p>
        </text:list-item>
        <text:list-item>
          <text:p text:style-name="P69">テーブルの削除</text:p>
        </text:list-item>
        <text:list-item>
          <text:p text:style-name="P69">テーブル名の変更</text:p>
        </text:list-item>
        <text:list-item>
          <text:p text:style-name="P69">テーブル定義の変更</text:p>
        </text:list-item>
        <text:list-item>
          <text:p text:style-name="P69">テーブルへのデータ登録</text:p>
        </text:list-item>
        <text:list-item>
          <text:p text:style-name="P70"><text:soft-page-break/>列を出力する</text:p>
        </text:list-item>
        <text:list-item>
          <text:p text:style-name="P70">列に別名をつける</text:p>
        </text:list-item>
        <text:list-item>
          <text:p text:style-name="P70">定数の出力</text:p>
        </text:list-item>
        <text:list-item>
          <text:p text:style-name="P70">結果から重複業を省く</text:p>
        </text:list-item>
        <text:list-item>
          <text:p text:style-name="P70">行の選択</text:p>
        </text:list-item>
        <text:list-item>
          <text:p text:style-name="P70">コメント</text:p>
        </text:list-item>
        <text:list-item>
          <text:p text:style-name="P71">算術演算子</text:p>
        </text:list-item>
        <text:list-item>
          <text:p text:style-name="P72">比較演算子</text:p>
        </text:list-item>
        <text:list-item>
          <text:p text:style-name="P72">論理演算子</text:p>
        </text:list-item>
        <text:list-item>
          <text:p text:style-name="P73">集約関数</text:p>
        </text:list-item>
        <text:list-item>
          <text:p text:style-name="P73">テーブルのグループ分け</text:p>
        </text:list-item>
        <text:list-item>
          <text:p text:style-name="P74">グループの条件指定</text:p>
        </text:list-item>
        <text:list-item>
          <text:p text:style-name="P74">ソートする</text:p>
        </text:list-item>
        <text:list-item>
          <text:p text:style-name="P75">SELECT文の順序</text:p>
          <text:p text:style-name="P67"/>
        </text:list-item>
      </text:list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2">1.ログイン</text:p>
      <text:p text:style-name="P30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43"><text:span text:style-name="T1">2</text:span>.終了</text:p>
      <text:p text:style-name="P31"/>
      <text:p text:style-name="P7">&gt; \q;<text:tab/>又は、 &gt; quit;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43"><text:span text:style-name="T1">3</text:span>.ユーザーの追加</text:p>
      <text:p text:style-name="P31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43"><text:span text:style-name="T1">4</text:span>.ユーザーの削除</text:p>
      <text:p text:style-name="P31"/>
      <text:p text:style-name="P7">&gt; DROP USER ユーザー名@ホスト名（ホスト名省略可);</text:p>
      <text:p text:style-name="P7"/>
      <text:p text:style-name="P7"/>
      <text:p text:style-name="P7"/>
      <text:p text:style-name="P43"><text:span text:style-name="T1">5</text:span>.ユーザー・ホストの一覧</text:p>
      <text:p text:style-name="P31"/>
      <text:p text:style-name="P7">&gt; SELECT user, host FROM mysql.user;</text:p>
      <text:p text:style-name="P7"/>
      <text:p text:style-name="P43"><text:span text:style-name="T1">6</text:span>.データベースの作成</text:p>
      <text:p text:style-name="P31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45"><text:span text:style-name="T3">7</text:span>.データベースの削除</text:p>
      <text:p text:style-name="P33"/>
      <text:p text:style-name="P8">&gt; <text:span text:style-name="T3">DROP DATABASE</text:span> データベース名;</text:p>
      <text:p text:style-name="P7"/>
      <text:p text:style-name="P7"/>
      <text:p text:style-name="P7"/>
      <text:p text:style-name="P43"><text:soft-page-break/><text:span text:style-name="T3">8</text:span>.ユーザーに権限を与える</text:p>
      <text:p text:style-name="P31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44"><text:span text:style-name="T3">9</text:span>.データベースの指定</text:p>
      <text:p text:style-name="P32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46"><text:span text:style-name="T4">10</text:span>.データベース一覧表示</text:p>
      <text:p text:style-name="P34"/>
      <text:p text:style-name="P10">&gt; <text:span text:style-name="T4">SHOW DATABASES;</text:span></text:p>
      <text:p text:style-name="P10"/>
      <text:p text:style-name="P10"/>
      <text:p text:style-name="P10"/>
      <text:p text:style-name="P46"><text:span text:style-name="T4">11</text:span>.テーブル一覧表示</text:p>
      <text:p text:style-name="P34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47"><text:span text:style-name="T4">12</text:span>.<text:span text:style-name="T5">SQLのルール</text:span></text:p>
      <text:p text:style-name="P35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soft-page-break/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47"><text:span text:style-name="T4">13</text:span>.テーブルの作成</text:p>
      <text:p text:style-name="P35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<text:soft-page-break/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48"><text:span text:style-name="T4">14</text:span>.テーブルの削除</text:p>
      <text:p text:style-name="P36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48"><text:span text:style-name="T4">15</text:span>.テーブル名の変更</text:p>
      <text:p text:style-name="P36"/>
      <text:p text:style-name="P18">&gt; RENAME TABLE &lt;変更前テーブル名&gt; TO &lt;変更後テーブル名&gt;;</text:p>
      <text:p text:style-name="P5"/>
      <text:p text:style-name="P5"><text:soft-page-break/></text:p>
      <text:p text:style-name="P49"><text:span text:style-name="T4">16</text:span>.テーブル定義の変更</text:p>
      <text:p text:style-name="P37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49"><text:span text:style-name="T4">17</text:span>.テーブルへのデータ登録</text:p>
      <text:p text:style-name="P37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50"><text:span text:style-name="T4">18</text:span>.列を出力する</text:p>
      <text:p text:style-name="P38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56"/>
      <text:p text:style-name="P50"><text:span text:style-name="T4">19</text:span>.列の別名をつける</text:p>
      <text:p text:style-name="P38"><text:soft-page-break/></text:p>
      <text:p text:style-name="P57">&gt; SELECT &lt;列名１&gt; AS &lt;別名１&gt;,</text:p>
      <text:p text:style-name="P57"><text:tab/>&gt; &lt;列名２&gt; AS &lt;別名２&gt;</text:p>
      <text:p text:style-name="P57"><text:tab/>&gt; FROM &lt;テーブル名&gt;;</text:p>
      <text:p text:style-name="P57"/>
      <text:p text:style-name="P58">例：&gt; SELECT shohin_id AS id,</text:p>
      <text:p text:style-name="P58"><text:tab/>&gt; shohin_mei AS “商品名”</text:p>
      <text:p text:style-name="P58"><text:tab/>&gt; FROM &lt;テーブル名&gt;;</text:p>
      <text:p text:style-name="P57"/>
      <text:p text:style-name="P57"><text:span text:style-name="T9">※別名に日本語を使う場合は、ダブルクォーテーション</text:span><text:span text:style-name="T11">(“)で括る</text:span><text:span text:style-name="T14">。</text:span></text:p>
      <text:p text:style-name="P57"/>
      <text:p text:style-name="P57"/>
      <text:p text:style-name="P57"/>
      <text:p text:style-name="P51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/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52"><text:span text:style-name="T15">21</text:span>.結果から重複行を省く</text:p>
      <text:p text:style-name="P39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52"><text:span text:style-name="T15">22</text:span>.行の選択</text:p>
      <text:p text:style-name="P39"><text:soft-page-break/></text:p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52"><text:span text:style-name="T15">23</text:span>.コメント</text:p>
      <text:p text:style-name="P39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53"><text:span text:style-name="T15">24</text:span>.算術演算子</text:p>
      <text:p text:style-name="P40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0">意味</text:p>
          </table:table-cell>
          <table:table-cell table:style-name="表1.B1" office:value-type="string">
            <text:p text:style-name="P61">記号</text:p>
          </table:table-cell>
        </table:table-row>
        <table:table-row>
          <table:table-cell table:style-name="表1.A2" office:value-type="string">
            <text:p text:style-name="P61">足し算</text:p>
          </table:table-cell>
          <table:table-cell table:style-name="表1.B2" office:value-type="string">
            <text:p text:style-name="P60">+</text:p>
          </table:table-cell>
        </table:table-row>
        <table:table-row>
          <table:table-cell table:style-name="表1.A2" office:value-type="string">
            <text:p text:style-name="P61">引き算</text:p>
          </table:table-cell>
          <table:table-cell table:style-name="表1.B2" office:value-type="string">
            <text:p text:style-name="P61">-</text:p>
          </table:table-cell>
        </table:table-row>
        <table:table-row>
          <table:table-cell table:style-name="表1.A2" office:value-type="string">
            <text:p text:style-name="P61">掛け算</text:p>
          </table:table-cell>
          <table:table-cell table:style-name="表1.B2" office:value-type="string">
            <text:p text:style-name="P60">*</text:p>
          </table:table-cell>
        </table:table-row>
        <table:table-row>
          <table:table-cell table:style-name="表1.A2" office:value-type="string">
            <text:p text:style-name="P61">割り算</text:p>
          </table:table-cell>
          <table:table-cell table:style-name="表1.B2" office:value-type="string">
            <text:p text:style-name="P61">/</text:p>
          </table:table-cell>
        </table:table-row>
      </table:table>
      <text:p text:style-name="P21"><text:soft-page-break/></text:p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53"><text:span text:style-name="T15">25</text:span>.比較演算子</text:p>
      <text:p text:style-name="P40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59">演算子</text:p>
          </table:table-cell>
          <table:table-cell table:style-name="表2.B1" office:value-type="string">
            <text:p text:style-name="P63">意味</text:p>
          </table:table-cell>
        </table:table-row>
        <table:table-row>
          <table:table-cell table:style-name="表2.A2" office:value-type="string">
            <text:p text:style-name="P62"><text:s/>=</text:p>
          </table:table-cell>
          <table:table-cell table:style-name="表2.B2" office:value-type="string">
            <text:p text:style-name="P59">〜と等しい</text:p>
          </table:table-cell>
        </table:table-row>
        <table:table-row>
          <table:table-cell table:style-name="表2.A2" office:value-type="string">
            <text:p text:style-name="P59"><text:s/><text:span text:style-name="T16">&lt;&gt;</text:span></text:p>
          </table:table-cell>
          <table:table-cell table:style-name="表2.B2" office:value-type="string">
            <text:p text:style-name="P59">〜と等しくない</text:p>
          </table:table-cell>
        </table:table-row>
        <table:table-row>
          <table:table-cell table:style-name="表2.A2" office:value-type="string">
            <text:p text:style-name="P59"><text:s/><text:span text:style-name="T16">&gt;=</text:span></text:p>
          </table:table-cell>
          <table:table-cell table:style-name="表2.B2" office:value-type="string">
            <text:p text:style-name="P59">〜以上</text:p>
          </table:table-cell>
        </table:table-row>
        <table:table-row>
          <table:table-cell table:style-name="表2.A2" office:value-type="string">
            <text:p text:style-name="P59"><text:s/><text:span text:style-name="T16">&gt;</text:span></text:p>
          </table:table-cell>
          <table:table-cell table:style-name="表2.B2" office:value-type="string">
            <text:p text:style-name="P59">〜より大きい</text:p>
          </table:table-cell>
        </table:table-row>
        <table:table-row>
          <table:table-cell table:style-name="表2.A2" office:value-type="string">
            <text:p text:style-name="P59"><text:s/><text:span text:style-name="T16">&lt;=</text:span></text:p>
          </table:table-cell>
          <table:table-cell table:style-name="表2.B2" office:value-type="string">
            <text:p text:style-name="P59">〜以下</text:p>
          </table:table-cell>
        </table:table-row>
        <table:table-row>
          <table:table-cell table:style-name="表2.A2" office:value-type="string">
            <text:p text:style-name="P59"><text:s/><text:span text:style-name="T16">&lt;</text:span></text:p>
          </table:table-cell>
          <table:table-cell table:style-name="表2.B2" office:value-type="string">
            <text:p text:style-name="P59">〜より小さい</text:p>
          </table:table-cell>
        </table:table-row>
      </table:table>
      <text:p text:style-name="P25"/>
      <text:p text:style-name="P26">※文字列型の順序の原則は辞書式。数値の大小順序と混同してはいけない。</text:p>
      <text:p text:style-name="P26"/>
      <text:p text:style-name="P26">※<text:span text:style-name="T16">NULLに比較演算子は使えない。</text:span></text:p>
      <text:p text:style-name="P26"><text:tab/>・<text:span text:style-name="T16">NULLである行の選択</text:span></text:p>
      <text:p text:style-name="P26"><text:tab/><text:tab/><text:span text:style-name="T16">WHERE &lt;列名&gt; IS NULL;</text:span></text:p>
      <text:p text:style-name="P26"/>
      <text:p text:style-name="P26"><text:tab/>・<text:span text:style-name="T16">NULLでない行の選択</text:span></text:p>
      <text:p text:style-name="P26"><text:tab/><text:tab/><text:span text:style-name="T16">WHERE &lt;列名&gt; IS NOT NULL;</text:span></text:p>
      <text:p text:style-name="P26"/>
      <text:p text:style-name="P26"/>
      <text:p text:style-name="P26"/>
      <text:p text:style-name="P54"><text:span text:style-name="T15">26</text:span>.論理演算子</text:p>
      <text:p text:style-name="P41"><text:soft-page-break/></text:p>
      <text:p text:style-name="P27">・<text:span text:style-name="T16">NOT演算子（否定）</text:span></text:p>
      <text:p text:style-name="P27"><text:tab/><text:span text:style-name="T17">WHERE NOT nedan &gt;= 1000;<text:tab/><text:tab/>--値段は1000未満</text:span></text:p>
      <text:p text:style-name="P27"><text:tab/>※条件をひていするのは<text:span text:style-name="T17">NOT演算子。しかし、無理に否定する必<text:tab/>要はない</text:span></text:p>
      <text:p text:style-name="P27"/>
      <text:p text:style-name="P27">・<text:span text:style-name="T17">AND演算子（かつ）</text:span></text:p>
      <text:p text:style-name="P28"><text:tab/><text:span text:style-name="T17">WHERE nedan = 1000 AND shohin_mei = ‘なべ’;</text:span></text:p>
      <text:p text:style-name="P76"><text:tab/>※nedanが1000で、かつ、shohin_meiがなべの行を選択</text:p>
      <text:p text:style-name="P28"/>
      <text:p text:style-name="P76">・OR演算子（または）</text:p>
      <text:p text:style-name="P76"><text:tab/>WHERE nedan = 1000 OR shohin_mei = ‘なべ’;</text:p>
      <text:p text:style-name="P76"><text:tab/>※nedanが1000、または、shohin_meiがなべの行を選択</text:p>
      <text:p text:style-name="P28"/>
      <text:p text:style-name="P87">※ANDとOR両方同時に使った場合、ANDの方が優先される。</text:p>
      <text:p text:style-name="P28"><text:span text:style-name="T12">※ORを優先したい場合は、()で括る。</text:span><text:span text:style-name="T17">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89"><text:span text:style-name="T15">27</text:span>.集約関数</text:p>
      <text:p text:style-name="P94"/>
      <text:p text:style-name="P79">&gt; SELECT &lt;集約関数&gt;(列名)</text:p>
      <text:p text:style-name="P79"/>
      <text:p text:style-name="P79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00">COUNT</text:p>
          </table:table-cell>
          <table:table-cell table:style-name="表3.B1" office:value-type="string">
            <text:p text:style-name="P100">テーブルのレコード数（行数）を数える</text:p>
          </table:table-cell>
        </table:table-row>
        <table:table-row>
          <table:table-cell table:style-name="表3.A2" office:value-type="string">
            <text:p text:style-name="P100">SUM</text:p>
          </table:table-cell>
          <table:table-cell table:style-name="表3.B2" office:value-type="string">
            <text:p text:style-name="P59">テーブルの数値列のデータを合計する</text:p>
          </table:table-cell>
        </table:table-row>
        <table:table-row>
          <table:table-cell table:style-name="表3.A2" office:value-type="string">
            <text:p text:style-name="P100">AVG</text:p>
          </table:table-cell>
          <table:table-cell table:style-name="表3.B2" office:value-type="string">
            <text:p text:style-name="P59">テーブルの数値列のデータを平均する</text:p>
          </table:table-cell>
        </table:table-row>
        <table:table-row>
          <table:table-cell table:style-name="表3.A2" office:value-type="string">
            <text:p text:style-name="P100">MAX</text:p>
          </table:table-cell>
          <table:table-cell table:style-name="表3.B2" office:value-type="string">
            <text:p text:style-name="P59">テーブルの任意の列のデータの最大値を求める</text:p>
          </table:table-cell>
        </table:table-row>
        <table:table-row>
          <table:table-cell table:style-name="表3.A2" office:value-type="string">
            <text:p text:style-name="P100">MIN</text:p>
          </table:table-cell>
          <table:table-cell table:style-name="表3.B2" office:value-type="string">
            <text:p text:style-name="P59">テーブルの任意の列のデータの最小値を求める</text:p>
          </table:table-cell>
        </table:table-row>
      </table:table>
      <text:p text:style-name="P79"/>
      <text:p text:style-name="P79"/>
      <text:p text:style-name="P79"><text:soft-page-break/>※COUNT関数</text:p>
      <text:p text:style-name="P79"><text:tab/>COUNT(*)：NULLを含む行数を数える</text:p>
      <text:p text:style-name="P79"><text:tab/>COUNT(&lt;列名&gt;)：NULLを除外して数える</text:p>
      <text:p text:style-name="P79"/>
      <text:p text:style-name="P79">※MAX/MIN関数：ほとんどすべてのデータ型に適用できる</text:p>
      <text:p text:style-name="P79">　SUM/AVG関数：数値のみにしか使えない</text:p>
      <text:p text:style-name="P79"/>
      <text:p text:style-name="P79"/>
      <text:p text:style-name="P79">・重複値を除外して集約関数を使う（<text:span text:style-name="T18">DISTINCT）</text:span></text:p>
      <text:p text:style-name="P79"/>
      <text:p text:style-name="P80">&gt; SELECT COUNT(DISTINCT &lt;列名&gt;)</text:p>
      <text:p text:style-name="P80"/>
      <text:p text:style-name="P80">※集約関数の()内にDISTINCTをつける</text:p>
      <text:p text:style-name="P80"><text:tab/>最初に&lt;列名&gt;の重複値を除外し、それから行数を数える</text:p>
      <text:p text:style-name="P80"/>
      <text:p text:style-name="P80"/>
      <text:p text:style-name="P80"/>
      <text:p text:style-name="P80">・集約関数を書けるのは、<text:span text:style-name="T19">SELECT句とHAVING句とORDER BY句だけ</text:span></text:p>
      <text:p text:style-name="P80"/>
      <text:p text:style-name="P80"/>
      <text:p text:style-name="P90"><text:span text:style-name="T15">28</text:span>.テーブルのグループ分け</text:p>
      <text:p text:style-name="P95"/>
      <text:p text:style-name="P80">&gt; SELECT &lt;列名１&gt;,&lt;列名２&gt;,…</text:p>
      <text:p text:style-name="P80"><text:tab/>FROM &lt;テーブル名&gt;</text:p>
      <text:p text:style-name="P80"><text:tab/>GROUP BY &lt;列名１&gt;,&lt;列名２&gt;,…;</text:p>
      <text:p text:style-name="P80"/>
      <text:p text:style-name="P80"/>
      <text:p text:style-name="P80">※注意点</text:p>
      <text:p text:style-name="P80"><text:tab/><text:span text:style-name="T19">1. SELECT句に書けるもの</text:span></text:p>
      <text:p text:style-name="P80"><text:tab/><text:tab/>・定数</text:p>
      <text:p text:style-name="P80"><text:tab/><text:tab/>・集約関数</text:p>
      <text:p text:style-name="P81"><text:tab/><text:tab/>・<text:span text:style-name="T19">GROUP BY句で指定した列名</text:span></text:p>
      <text:p text:style-name="P81"><text:span text:style-name="T19"><text:tab/><text:tab/>（これ以外の列名を書くとエラーになる）</text:span></text:p>
      <text:p text:style-name="P81"/>
      <text:p text:style-name="P80"><text:tab/><text:span text:style-name="T19">2. GROUP BY句にはSELECT句でつけた別名は使えない</text:span></text:p>
      <text:p text:style-name="P80"/>
      <text:p text:style-name="P80"><text:span text:style-name="T19"><text:tab/>3. GROUP BY句を使っても結果の表示順序はソートされない</text:span></text:p>
      <text:p text:style-name="P80"><text:soft-page-break/></text:p>
      <text:p text:style-name="P80"/>
      <text:p text:style-name="P80"/>
      <text:p text:style-name="P80"/>
      <text:p text:style-name="P91"><text:span text:style-name="T15">29</text:span>.グループの条件指定</text:p>
      <text:p text:style-name="P96"/>
      <text:p text:style-name="P82">&gt; SELECT &lt;列名１&gt;, &lt;列名２&gt;, …</text:p>
      <text:p text:style-name="P82"><text:tab/>FROM &lt;テーブル名&gt;</text:p>
      <text:p text:style-name="P82"><text:tab/><text:span text:style-name="T20">GROUP BY &lt;列名１&gt;, &lt;列名２&gt;, …</text:span></text:p>
      <text:p text:style-name="P82"><text:tab/><text:span text:style-name="T20">HAVING &lt;グループの値に対する条件&gt;</text:span></text:p>
      <text:p text:style-name="P82"/>
      <text:p text:style-name="P82">・<text:span text:style-name="T20">HAVING句に書ける要素</text:span></text:p>
      <text:p text:style-name="P82"><text:tab/>・定数</text:p>
      <text:p text:style-name="P82"><text:tab/>・集約関数</text:p>
      <text:p text:style-name="P82"><text:tab/>（・<text:span text:style-name="T20">GROUP BY句で指定した列名）→ WHERE句に書く</text:span></text:p>
      <text:p text:style-name="P82"/>
      <text:p text:style-name="P82"/>
      <text:p text:style-name="P82"/>
      <text:p text:style-name="P92"><text:span text:style-name="T20">30</text:span>.ソートする</text:p>
      <text:p text:style-name="P97"/>
      <text:p text:style-name="P83">&gt; SELECT &lt;列名１&gt;, &lt;列名２&gt;, …</text:p>
      <text:p text:style-name="P83"><text:tab/>FROM &lt;テーブル名&gt;</text:p>
      <text:p text:style-name="P83"><text:tab/><text:span text:style-name="T20">ORDER BY &lt;並べ替えの基準となる列１&gt;, &lt;並べ替えの基準とな<text:tab/><text:tab/><text:tab/><text:tab/>る列２&gt;, …;</text:span></text:p>
      <text:p text:style-name="P83"/>
      <text:p text:style-name="P83"><text:tab/>※<text:span text:style-name="T21">&lt;並べ替えの基準となる列&gt; = ソートキー</text:span></text:p>
      <text:p text:style-name="P83"/>
      <text:p text:style-name="P83"/>
      <text:p text:style-name="P83">・昇順</text:p>
      <text:p text:style-name="P85">&gt; ORDER BY &lt;並べ替えの基準となる列&gt; ASC;<text:tab/>--ASCは省略できる</text:p>
      <text:p text:style-name="P85"/>
      <text:p text:style-name="P85">・降順</text:p>
      <text:p text:style-name="P85">&gt; ORDER BY &lt;並べ替えの基準となる列&gt; DESC;</text:p>
      <text:p text:style-name="P85"/>
      <text:p text:style-name="P85">※ソートキーに<text:span text:style-name="T21">NULLが含まれていた場合、先頭か末尾にまとめられる。</text:span></text:p>
      <text:p text:style-name="P85"/>
      <text:p text:style-name="P85">※ソートキーに別名を使える</text:p>
      <text:p text:style-name="P86"><text:soft-page-break/>※列番号は使えるが、使ってはいけない。</text:p>
      <text:p text:style-name="P86"><text:tab/>SQLでそのうち使えなくなる。</text:p>
      <text:p text:style-name="P86"/>
      <text:p text:style-name="P86"/>
      <text:p text:style-name="P86"/>
      <text:p text:style-name="P93"><text:span text:style-name="T20">31</text:span>.<text:span text:style-name="T21">SELECT文の順序</text:span></text:p>
      <text:p text:style-name="P98"/>
      <text:p text:style-name="P88">・SELECT文の実行順序</text:p>
      <text:p text:style-name="P86"/>
      <text:p text:style-name="P86">FROM → WHERE → GROUP BY →</text:p>
      <text:p text:style-name="P86">HAVING → SELECT → ORDER BY</text:p>
      <text:p text:style-name="P86"/>
      <text:p text:style-name="P86"/>
      <text:p text:style-name="P88">・SELECT分の書き順</text:p>
      <text:p text:style-name="P86"/>
      <text:p text:style-name="P84">&gt; SELECT &lt;列名１&gt;, &lt;列名２&gt;, …</text:p>
      <text:p text:style-name="P84"><text:tab/>FROM &lt;テーブル名&gt;</text:p>
      <text:p text:style-name="P84"><text:tab/><text:span text:style-name="T21">WHERE &lt;行に対する条件&gt;</text:span></text:p>
      <text:p text:style-name="P84"><text:tab/><text:span text:style-name="T20">GROUP BY &lt;列名１&gt;, &lt;列名２&gt;, …</text:span></text:p>
      <text:p text:style-name="P84"><text:tab/><text:span text:style-name="T20">HAVING &lt;グループの値に対する条件&gt;</text:span></text:p>
      <text:p text:style-name="P84"><text:tab/><text:span text:style-name="T20">ORDER BY &lt;並べ替えの基準となる列１&gt;, &lt;並べ替えの基準とな<text:tab/><text:tab/><text:tab/><text:tab/>る列２&gt;, …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15T16:13:06.333442645</dc:date>
    <meta:editing-duration>PT7H12M51S</meta:editing-duration>
    <meta:editing-cycles>83</meta:editing-cycles>
    <meta:generator>LibreOffice/6.0.7.3$Linux_X86_64 LibreOffice_project/00m0$Build-3</meta:generator>
    <meta:document-statistic meta:table-count="3" meta:image-count="0" meta:object-count="0" meta:page-count="16" meta:paragraph-count="270" meta:word-count="2987" meta:character-count="4553" meta:non-whitespace-character-count="4099"/>
  </office:meta>
</office:document-meta>
</file>